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65499" officeooo:paragraph-rsid="00265499" style:font-weight-asian="bold" style:font-weight-complex="bold"/>
    </style:style>
    <style:style style:name="P3" style:family="paragraph" style:parent-style-name="Standard">
      <style:text-properties fo:font-weight="bold" officeooo:rsid="00295a7a" officeooo:paragraph-rsid="00295a7a" style:font-weight-asian="bold" style:font-weight-complex="bold"/>
    </style:style>
    <style:style style:name="P4" style:family="paragraph" style:parent-style-name="Standard">
      <style:text-properties officeooo:rsid="0025686a" officeooo:paragraph-rsid="0025686a"/>
    </style:style>
    <style:style style:name="P5" style:family="paragraph" style:parent-style-name="Standard">
      <style:text-properties officeooo:rsid="00265499" officeooo:paragraph-rsid="00265499"/>
    </style:style>
    <style:style style:name="P6" style:family="paragraph" style:parent-style-name="Standard">
      <style:text-properties fo:font-weight="normal" officeooo:rsid="00295a7a" officeooo:paragraph-rsid="00295a7a" style:font-weight-asian="normal" style:font-weight-complex="normal"/>
    </style:style>
    <style:style style:name="P7" style:family="paragraph" style:parent-style-name="Preformatted_20_Text">
      <style:text-properties officeooo:rsid="00182cad" officeooo:paragraph-rsid="00182ca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0.5pt"/>
    </style:style>
    <style:style style:name="P9" style:family="paragraph" style:parent-style-name="Preformatted_20_Text">
      <style:text-properties fo:color="#a9b7c6" style:font-name="DejaVu Sans Mono" fo:font-size="10.5pt" officeooo:paragraph-rsid="00182ca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style:text-properties officeooo:rsid="0019930c" officeooo:paragraph-rsid="0019930c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P13" style:family="paragraph" style:parent-style-name="Preformatted_20_Text">
      <style:text-properties fo:font-weight="bold" officeooo:rsid="0019930c" officeooo:paragraph-rsid="0019930c" style:font-weight-asian="bold" style:font-weight-complex="bold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10.5pt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7" style:family="paragraph" style:parent-style-name="Preformatted_20_Text">
      <style:text-properties officeooo:rsid="00210292" officeooo:paragraph-rsid="00210292"/>
    </style:style>
    <style:style style:name="P18" style:family="paragraph" style:parent-style-name="Preformatted_20_Text">
      <style:text-properties officeooo:rsid="00220a18" officeooo:paragraph-rsid="00220a18"/>
    </style:style>
    <style:style style:name="P19" style:family="paragraph" style:parent-style-name="Preformatted_20_Text">
      <style:text-properties officeooo:rsid="00223c52" officeooo:paragraph-rsid="00223c52"/>
    </style:style>
    <style:style style:name="P20" style:family="paragraph" style:parent-style-name="Preformatted_20_Text">
      <style:text-properties style:font-name="Arial" officeooo:rsid="00265499" officeooo:paragraph-rsid="00265499"/>
    </style:style>
    <style:style style:name="P21" style:family="paragraph" style:parent-style-name="Preformatted_20_Text">
      <style:text-properties style:font-name="Arial" officeooo:rsid="0027d606" officeooo:paragraph-rsid="0027d606"/>
    </style:style>
    <style:style style:name="P22" style:family="paragraph" style:parent-style-name="Preformatted_20_Text">
      <style:text-properties style:font-name="Arial" officeooo:rsid="0027d606" officeooo:paragraph-rsid="00282589"/>
    </style:style>
    <style:style style:name="P23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295a7a" officeooo:paragraph-rsid="00295a7a" style:font-weight-asian="normal" style:font-weight-complex="normal"/>
    </style:style>
    <style:style style:name="P2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DejaVu Sans Mono" fo:font-size="10.5pt"/>
    </style:style>
    <style:style style:name="P25" style:family="paragraph" style:parent-style-name="Preformatted_20_Text">
      <style:text-properties fo:font-weight="bold" style:font-weight-asian="bold" style:font-weight-complex="bold"/>
    </style:style>
    <style:style style:name="P26" style:family="paragraph" style:parent-style-name="Preformatted_20_Text">
      <style:text-properties fo:font-weight="bold" officeooo:rsid="0029e122" officeooo:paragraph-rsid="0029e122" style:font-weight-asian="bold" style:font-weight-complex="bold"/>
    </style:style>
    <style:style style:name="P27" style:family="paragraph" style:parent-style-name="Preformatted_20_Text">
      <style:text-properties fo:font-weight="bold" officeooo:rsid="002b0744" officeooo:paragraph-rsid="002b0744" style:font-weight-asian="bold" style:font-weight-complex="bold"/>
    </style:style>
    <style:style style:name="P28" style:family="paragraph" style:parent-style-name="Preformatted_20_Text">
      <style:text-properties fo:color="#cc7832" style:font-name="DejaVu Sans Mono" fo:font-size="10.5pt" officeooo:paragraph-rsid="00182cad"/>
    </style:style>
    <style:style style:name="P29" style:family="paragraph" style:parent-style-name="Preformatted_20_Text">
      <style:text-properties officeooo:rsid="0029e122" officeooo:paragraph-rsid="0029e122"/>
    </style:style>
    <style:style style:name="P30" style:family="paragraph" style:parent-style-name="Preformatted_20_Text">
      <style:text-properties fo:font-weight="normal" officeooo:rsid="002b0744" officeooo:paragraph-rsid="002b0744" style:font-weight-asian="normal" style:font-weight-complex="normal"/>
    </style:style>
    <style:style style:name="P31" style:family="paragraph" style:parent-style-name="Preformatted_20_Text">
      <style:text-properties officeooo:rsid="002b5708" officeooo:paragraph-rsid="002b5708"/>
    </style:style>
    <style:style style:name="P32" style:family="paragraph" style:parent-style-name="Preformatted_20_Text">
      <style:text-properties officeooo:rsid="002cf178" officeooo:paragraph-rsid="002cf178"/>
    </style:style>
    <style:style style:name="P33" style:family="paragraph" style:parent-style-name="Preformatted_20_Text">
      <style:text-properties officeooo:rsid="002e36b1" officeooo:paragraph-rsid="002e36b1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10.5pt"/>
    </style:style>
    <style:style style:name="T3" style:family="text">
      <style:text-properties style:font-name="DejaVu Sans Mono" fo:font-size="10.5pt"/>
    </style:style>
    <style:style style:name="T4" style:family="text">
      <style:text-properties fo:color="#6897bb"/>
    </style:style>
    <style:style style:name="T5" style:family="text">
      <style:text-properties fo:color="#6897bb" style:font-name="DejaVu Sans Mono" fo:font-size="10.5pt"/>
    </style:style>
    <style:style style:name="T6" style:family="text">
      <style:text-properties fo:color="#b200b2" style:font-name="DejaVu Sans Mono" fo:font-size="10.5pt"/>
    </style:style>
    <style:style style:name="T7" style:family="text">
      <style:text-properties fo:color="#94558d" style:font-name="DejaVu Sans Mono" fo:font-size="10.5pt"/>
    </style:style>
    <style:style style:name="T8" style:family="text">
      <style:text-properties fo:color="#ffc66d" style:font-name="DejaVu Sans Mono" fo:font-size="10.5pt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10.5pt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 fo:font-size="10.5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10.5pt"/>
    </style:style>
    <style:style style:name="T15" style:family="text">
      <style:text-properties fo:color="#bbb529"/>
    </style:style>
    <style:style style:name="T16" style:family="text">
      <style:text-properties fo:color="#bbb529" style:font-name="DejaVu Sans Mono" fo:font-size="10.5pt"/>
    </style:style>
    <style:style style:name="T17" style:family="text">
      <style:text-properties fo:color="#629755"/>
    </style:style>
    <style:style style:name="T18" style:family="text">
      <style:text-properties fo:color="#629755" style:font-name="DejaVu Sans Mono" fo:font-size="10.5pt" fo:font-style="italic"/>
    </style:style>
    <style:style style:name="T19" style:family="text">
      <style:text-properties fo:color="#aa4926" style:font-name="DejaVu Sans Mono" fo:font-size="10.5pt"/>
    </style:style>
    <style:style style:name="T20" style:family="text">
      <style:text-properties officeooo:rsid="002284ce"/>
    </style:style>
    <style:style style:name="T21" style:family="text">
      <style:text-properties officeooo:rsid="00265499"/>
    </style:style>
    <style:style style:name="T22" style:family="text">
      <style:text-properties officeooo:rsid="0028235e"/>
    </style:style>
    <style:style style:name="T23" style:family="text">
      <style:text-properties officeooo:rsid="00282589"/>
    </style:style>
    <style:style style:name="T24" style:family="text">
      <style:text-properties fo:color="#000088"/>
    </style:style>
    <style:style style:name="T25" style:family="text">
      <style:text-properties fo:color="#000088" style:font-name="Menlo" fo:font-size="9.75pt" fo:font-style="normal" fo:font-weight="normal"/>
    </style:style>
    <style:style style:name="T26" style:family="text">
      <style:text-properties fo:color="#7f0055"/>
    </style:style>
    <style:style style:name="T27" style:family="text">
      <style:text-properties fo:color="#666600"/>
    </style:style>
    <style:style style:name="T28" style:family="text">
      <style:text-properties fo:color="#666600" style:font-name="Menlo" fo:font-size="9.75pt" fo:font-style="normal" fo:font-weight="normal"/>
    </style:style>
    <style:style style:name="T29" style:family="text">
      <style:text-properties style:font-name="Menlo" fo:font-size="9.75pt" fo:font-style="normal" fo:font-weight="normal"/>
    </style:style>
    <style:style style:name="T30" style:family="text">
      <style:text-properties fo:color="#006666" style:font-name="Menlo" fo:font-size="9.75pt" fo:font-style="normal" fo:font-weight="normal"/>
    </style:style>
    <style:style style:name="T31" style:family="text">
      <style:text-properties fo:color="#008800" style:font-name="Menlo" fo:font-size="9.75pt" fo:font-style="normal" fo:font-weight="normal"/>
    </style:style>
    <style:style style:name="T32" style:family="text">
      <style:text-properties fo:color="#88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0. References</text:p>
      <text:p text:style-name="Preformatted_20_Text"><text:a xlink:type="simple" xlink:href="https://www3.ntu.edu.sg/home/ehchua/programming/webprogramming/Python1_Basics.html" text:style-name="Internet_20_link" text:visited-style-name="Visited_20_Internet_20_Link">https://www3.ntu.edu.sg/home/ehchua/programming/webprogramming/Python1_Basics.html</text:a></text:p>
      <text:p text:style-name="Preformatted_20_Text"/>
      <text:p text:style-name="P26">1. Copying and reference</text:p>
      <text:p text:style-name="P29">x = y =&gt; x is referenced to y → y changes leads to x also changes</text:p>
      <text:p text:style-name="P29">e.g, y = [1, 5], x = y, x[0] = 4, print(y) → [4, 5]</text:p>
      <text:p text:style-name="P29">However, x = y, x = z, x changes only leads to z changes since x is referenced to a new variable.</text:p>
      <text:p text:style-name="P29"/>
      <text:p text:style-name="P27">However, y = [1,2,3,4], x = y[0:2] # this make a copy, which is different from Numpy.</text:p>
      <text:p text:style-name="P27"/>
      <text:p text:style-name="P27">1. Numpy</text:p>
      <text:p text:style-name="P30"/>
      <text:p text:style-name="P31">s = x[1:3,:], s changes implies x changes.</text:p>
      <text:p text:style-name="P31">S = x[1:3,:].copy() =&gt; copy</text:p>
      <text:p text:style-name="P31">x[mask(bool)] → copy of x.</text:p>
      <text:p text:style-name="P31">data[data&lt;0] = 0 reference.</text:p>
      <text:p text:style-name="P31">Data[[1,2],[3,4]] → data[1,3], data[2,4]</text:p>
      <text:p text:style-name="P32">Data[[[1],[2]], [3, 4]] = Data[1:3, 3:5]</text:p>
      <text:p text:style-name="Preformatted_20_Text"/>
      <text:p text:style-name="Preformatted_20_Text"/>
      <text:p text:style-name="P12">1. Printing</text:p>
      <text:p text:style-name="Preformatted_20_Text"><text:s text:c="2"/></text:p>
      <text:p text:style-name="Preformatted_20_Text"><text:tab/>my_name = 'Zed A. Shaw'</text:p>
      <text:p text:style-name="Preformatted_20_Text"><text:s text:c="2"/><text:tab/>my_age = 35 # not a lie </text:p>
      <text:p text:style-name="Preformatted_20_Text"><text:s text:c="2"/><text:tab/>my_height = 74 # inches </text:p>
      <text:p text:style-name="Preformatted_20_Text"><text:s text:c="2"/><text:tab/>print(f"Let's talk about {my_name}.")</text:p>
      <text:p text:style-name="Preformatted_20_Text"><text:s text:c="2"/><text:tab/>print(f"If I add {my_age}, {my_height}, and {my_weight} I get {total}.")</text:p>
      <text:p text:style-name="Preformatted_20_Text"/>
      <text:p text:style-name="P12">2. Raise error</text:p>
      <text:p text:style-name="Preformatted_20_Text"><text:tab/>if size &lt; 0:</text:p>
      <text:p text:style-name="Preformatted_20_Text"><text:tab/><text:tab/>raise ValueError('number must be non-negative')</text:p>
      <text:p text:style-name="Preformatted_20_Text"/>
      <text:p text:style-name="P12">3. Function argument</text:p>
      <text:p text:style-name="Preformatted_20_Text"/>
      <text:p text:style-name="Preformatted_20_Text"><text:tab/>As soon as you have a named argument, all arguments to the right of that need to be named arguments, too.</text:p>
      <text:p text:style-name="Preformatted_20_Text"/>
      <text:p text:style-name="Preformatted_20_Text">approximate_size(size=4000, False)</text:p>
      <text:p text:style-name="Preformatted_20_Text">File "&lt;stdin&gt;", line 1</text:p>
      <text:p text:style-name="Preformatted_20_Text">SyntaxError: non-keyword arg after keyword arg</text:p>
      <text:p text:style-name="Preformatted_20_Text"/>
      <text:p text:style-name="P12">4. Data structure</text:p>
      <text:p text:style-name="P12">a) List</text:p>
      <text:p text:style-name="Preformatted_20_Text"><text:tab/></text:p>
      <text:p text:style-name="Preformatted_20_Text"><text:s text:c="4"/>• Slicing a list: a = [0, 1, 2, 3], a[0:2] = [0, 1]. a[-1] = 3</text:p>
      <text:p text:style-name="Preformatted_20_Text"><text:s text:c="4"/>• Reference: a[0] = 8, print(a) → [8, 1, 2, 3]</text:p>
      <text:p text:style-name="Preformatted_20_Text"><text:s text:c="4"/>• Adding items: </text:p>
      <text:p text:style-name="Preformatted_20_Text">1) a += a + [1, 3] → create a new list and MEMORY concern. </text:p>
      <text:p text:style-name="Preformatted_20_Text"><text:s text:c="6"/>2) a.append(4) → add single element</text:p>
      <text:p text:style-name="Preformatted_20_Text"><text:s text:c="6"/>3) a.extend([4, 5]) → add one (more) elements</text:p>
      <text:p text:style-name="Preformatted_20_Text"><text:s text:c="6"/>4) a.insert(i, 7) → insert 7 at ith position(start from 0) in list. </text:p>
      <text:p text:style-name="Preformatted_20_Text"><text:s text:c="6"/></text:p>
      <text:p text:style-name="Preformatted_20_Text">&gt;&gt;&gt; a_list = ['a', 'b', 'c']</text:p>
      <text:p text:style-name="Preformatted_20_Text">&gt;&gt;&gt; a_list.extend(['d', 'e', 'f'])</text:p>
      <text:p text:style-name="Preformatted_20_Text">1</text:p>
      <text:p text:style-name="Preformatted_20_Text">&gt;&gt;&gt; a_list</text:p>
      <text:p text:style-name="Preformatted_20_Text">['a', 'b', 'c', 'd', 'e', 'f']</text:p>
      <text:p text:style-name="Preformatted_20_Text">&gt;&gt;&gt; len(a_list)</text:p>
      <text:p text:style-name="Preformatted_20_Text">2</text:p>
      <text:p text:style-name="Preformatted_20_Text">6</text:p>
      <text:p text:style-name="Preformatted_20_Text">&gt;&gt;&gt; a_list[-1]</text:p>
      <text:p text:style-name="Preformatted_20_Text"><text:soft-page-break/>'f'</text:p>
      <text:p text:style-name="Preformatted_20_Text">&gt;&gt;&gt; a_list.append(['g', 'h', 'i'])</text:p>
      <text:p text:style-name="Preformatted_20_Text">3</text:p>
      <text:p text:style-name="Preformatted_20_Text">&gt;&gt;&gt; a_list</text:p>
      <text:p text:style-name="Preformatted_20_Text">['a', 'b', 'c', 'd', 'e', 'f', ['g', 'h', 'i']]</text:p>
      <text:p text:style-name="Preformatted_20_Text">&gt;&gt;&gt; len(a_list)</text:p>
      <text:p text:style-name="Preformatted_20_Text">4</text:p>
      <text:p text:style-name="Preformatted_20_Text">7</text:p>
      <text:p text:style-name="Preformatted_20_Text">&gt;&gt;&gt; a_list[-1]</text:p>
      <text:p text:style-name="Preformatted_20_Text">['g', 'h', 'i']</text:p>
      <text:p text:style-name="Preformatted_20_Text"><text:s text:c="6"/></text:p>
      <text:p text:style-name="Preformatted_20_Text"><text:s text:c="4"/>• Remove item from list by index: del a[0] → delete first item.</text:p>
      <text:p text:style-name="Preformatted_20_Text"><text:s text:c="4"/>• Remove item by value: a.remove(8) will remove first 8 from list.</text:p>
      <text:p text:style-name="Preformatted_20_Text"><text:s text:c="4"/>• pop(index): remove and return value.</text:p>
      <text:p text:style-name="Preformatted_20_Text"><text:s text:c="4"/>• if(a) return TRUE if len(a) &gt; 0 else FALSE</text:p>
      <text:p text:style-name="P12">b) Set</text:p>
      <text:p text:style-name="Preformatted_20_Text"><text:s text:c="4"/>• Create a = {1,2,3}, a = set([1, 2, 3])</text:p>
      <text:p text:style-name="Preformatted_20_Text"><text:s text:c="4"/>• Create empty set a = set()</text:p>
      <text:p text:style-name="Preformatted_20_Text"><text:s text:c="4"/>• Modify: a.add(5) take a single element and duplicate values are ignored. </text:p>
      <text:p text:style-name="Preformatted_20_Text"><text:s text:c="4"/>• Update a.update({2, 4, 5})//a.update([2, 4, 5]) <text:s/>remove the repetition.</text:p>
      <text:p text:style-name="Preformatted_20_Text"/>
      <text:p text:style-name="P12">c) Dictionary</text:p>
      <text:p text:style-name="Preformatted_20_Text"><text:s text:c="4"/>• a = {1: “One”, 2: [3, 4]}, len(a) → 2, 2 in a → True</text:p>
      <text:p text:style-name="P33">D = dict(zip(x, y))</text:p>
      <text:p text:style-name="Preformatted_20_Text"/>
      <text:p text:style-name="Preformatted_20_Text"/>
      <text:p text:style-name="Preformatted_20_Text"/>
      <text:p text:style-name="P12">5. Comprehensions</text:p>
      <text:p text:style-name="Preformatted_20_Text"><text:s text:c="4"/>• list: [a for a in [1,2,3] if …]</text:p>
      <text:p text:style-name="Preformatted_20_Text"><text:s text:c="4"/>• set : {a for a in [1,2,3] if …}</text:p>
      <text:p text:style-name="P17"># I want a (letter, num) pair for each letter in ‘abcd’ and each number in ‘0123’</text:p>
      <text:p text:style-name="P18">my_list = []</text:p>
      <text:p text:style-name="P18">for letter in ‘abcd’:</text:p>
      <text:p text:style-name="P18"><text:tab/>for num in range(4):</text:p>
      <text:p text:style-name="P18"><text:tab/><text:tab/>my_list.append((letter, num))</text:p>
      <text:p text:style-name="P18">print(my_list)</text:p>
      <text:p text:style-name="P18"/>
      <text:p text:style-name="P18">my_list = [(letter, num) for letter in ‘abcd’ for num in range(4)]</text:p>
      <text:p text:style-name="P18"/>
      <text:p text:style-name="P19">names = [‘a’, ‘b’, ‘c’]</text:p>
      <text:p text:style-name="P19">heros = [‘e’, ‘f’, ‘g’]</text:p>
      <text:p text:style-name="P19">my_dict = {}</text:p>
      <text:p text:style-name="P19">for name, hero in zip(names, heros):</text:p>
      <text:p text:style-name="P19"><text:tab/>my_dict[name] = hero</text:p>
      <text:p text:style-name="P19">my_dict = {name: hero for name, hero in zip(names, heros) <text:span text:style-name="T20">if name != b</text:span>}</text:p>
      <text:p text:style-name="Preformatted_20_Text"/>
      <text:p text:style-name="P12">6. Reference</text:p>
      <text:p text:style-name="Preformatted_20_Text"><text:s text:c="4"/>• a = [1,2,3], b = a, b[2] = 4, print(a) → [1,2,4]</text:p>
      <text:p text:style-name="Preformatted_20_Text"><text:s text:c="4"/>• a = [1,2,3], b = a, b = c, print(a) → a (not c) </text:p>
      <text:p text:style-name="Preformatted_20_Text"/>
      <text:p text:style-name="P12">7. Function</text:p>
      <text:p text:style-name="Preformatted_20_Text"><text:s text:c="4"/>• Passing Arguments by Value vs. by Reference</text:p>
      <text:p text:style-name="Preformatted_20_Text"><text:s text:c="4"/>• Immutable arguments (such as integers, floats, strings and tuples) are passed by value. That is, a copy is cloned and passed into the function, and the original cannot be modified inside the function.</text:p>
      <text:p text:style-name="Preformatted_20_Text"><text:s text:c="4"/>• Mutable arguments (such as lists, dictionaries, sets and instances of classes) are passed by reference. That is, they can be modified inside the function.</text:p>
      <text:p text:style-name="Preformatted_20_Text"/>
      <text:p text:style-name="P12">8. Lambda function.</text:p>
      <text:p text:style-name="Preformatted_20_Text"><text:s text:c="4"/>• f2 = lambda a, b, c: a+b+c, f2(1,3,4) → 8.</text:p>
      <text:p text:style-name="Preformatted_20_Text"><text:s text:c="4"/>• Using lambda function in filter(), map(), reduce() and comprehension.</text:p>
      <text:p text:style-name="Preformatted_20_Text"><text:s text:c="4"/>• filter(func, iterable): Return an iterator yielding those items of iterable <text:soft-page-break/>for which func(item) is True.</text:p>
      <text:p text:style-name="Preformatted_20_Text">&gt;&gt;&gt; lst = [1,2,3,4]</text:p>
      <text:p text:style-name="Preformatted_20_Text">&gt;&gt;&gt; list(filter(lambda x: x%2 == 0, lst)) → [2, 4]</text:p>
      <text:p text:style-name="Preformatted_20_Text">&gt;&gt;&gt; for item in filter(lambda x: x%2 == 0, lst): print(item) → 2, 4.</text:p>
      <text:p text:style-name="Preformatted_20_Text"><text:s text:c="4"/>• map(func, iterable): Apply (or Map) the function on each item of the iterable. For example,</text:p>
      <text:p text:style-name="Preformatted_20_Text">&gt;&gt;&gt; lst = [11, 22, 33, 44, 55]</text:p>
      <text:p text:style-name="Preformatted_20_Text">&gt;&gt;&gt; map(lambda x: x*x, lst)</text:p>
      <text:p text:style-name="Preformatted_20_Text">&lt;map object at 0x7fc46f72b908&gt;</text:p>
      <text:p text:style-name="Preformatted_20_Text">&gt;&gt;&gt; list(map(lambda x: x*x, lst))</text:p>
      <text:p text:style-name="Preformatted_20_Text">[121, 484, 1089, 1936, 3025]</text:p>
      <text:p text:style-name="Preformatted_20_Text">&gt;&gt;&gt; for item in map(lambda x: x*x, lst): print(item, end=' ')</text:p>
      <text:p text:style-name="Preformatted_20_Text">121 484 1089 1936 3025.</text:p>
      <text:p text:style-name="Preformatted_20_Text"><text:s text:c="4"/>• reduce(func, iterable) (in module functools): Apply the function of two arguments cumulatively to the items of a sequence, from left to right, so as to reduce the sequence to a single value. For example,</text:p>
      <text:p text:style-name="Preformatted_20_Text">&gt;&gt;&gt; lst = [11, 22, 33, 44, 55]</text:p>
      <text:p text:style-name="Preformatted_20_Text">&gt;&gt;&gt; from functools import reduce</text:p>
      <text:p text:style-name="Preformatted_20_Text">&gt;&gt;&gt; reduce(lambda x,y: x+y, lst)</text:p>
      <text:p text:style-name="Preformatted_20_Text">165 <text:s text:c="3"/># (((11 + 22) + 33) + 44) + 55</text:p>
      <text:p text:style-name="Preformatted_20_Text"/>
      <text:p text:style-name="P12">9. Class</text:p>
      <text:p text:style-name="P13">Reference: <text:a xlink:type="simple" xlink:href="https://www.youtube.com/watch?v=jCzT9XFZ5bw" text:style-name="Internet_20_link" text:visited-style-name="Visited_20_Internet_20_Link">https://www.youtube.com/watch?v=jCzT9XFZ5bw</text:a></text:p>
      <text:p text:style-name="P11"/>
      <text:p text:style-name="Preformatted_20_Text"><text:s text:c="4"/>• Circle example.</text:p>
      <text:p text:style-name="Preformatted_20_Text"><text:s text:c="6"/></text:p>
      <text:p text:style-name="Preformatted_20_Text">circle.py: The circle module, which defines a Circle class.</text:p>
      <text:p text:style-name="Preformatted_20_Text">"""</text:p>
      <text:p text:style-name="Preformatted_20_Text">from math import pi</text:p>
      <text:p text:style-name="Preformatted_20_Text">class Circle: <text:s text:c="3"/># For Python 2 use: "class Circle(object):"</text:p>
      <text:p text:style-name="Preformatted_20_Text"><text:s text:c="4"/>"""A Circle instance models a circle with a radius"""</text:p>
      <text:p text:style-name="Preformatted_20_Text"><text:s text:c="4"/>def __init__(self, radius=1.0):</text:p>
      <text:p text:style-name="Preformatted_20_Text"><text:s text:c="8"/>"""Constructor with default radius of 1.0"""</text:p>
      <text:p text:style-name="Preformatted_20_Text"><text:s text:c="8"/>self.radius = radius <text:s/># Create an instance variable radius</text:p>
      <text:p text:style-name="Preformatted_20_Text"><text:s text:c="8"/></text:p>
      <text:p text:style-name="Preformatted_20_Text"><text:s text:c="4"/>def __str__(self):</text:p>
      <text:p text:style-name="Preformatted_20_Text"><text:s text:c="8"/>"""Return a descriptive string for this instance, invoked by print() and str()"""</text:p>
      <text:p text:style-name="Preformatted_20_Text"><text:s text:c="8"/>return 'This is a circle with radius of %.2f' % self.radius</text:p>
      <text:p text:style-name="Preformatted_20_Text"/>
      <text:p text:style-name="Preformatted_20_Text"><text:s text:c="4"/>def __repr__(self):</text:p>
      <text:p text:style-name="Preformatted_20_Text"><text:s text:c="8"/>"""Return a command string that can be used to re-create this instance, invoked by repr()"""</text:p>
      <text:p text:style-name="Preformatted_20_Text"><text:s text:c="8"/>return 'Circle(radius=%f)' % self.radius</text:p>
      <text:p text:style-name="Preformatted_20_Text"><text:s text:c="4"/></text:p>
      <text:p text:style-name="Preformatted_20_Text"><text:s text:c="4"/>def get_area(self):</text:p>
      <text:p text:style-name="Preformatted_20_Text"><text:s text:c="8"/>"""Return the area of this Circle instance"""</text:p>
      <text:p text:style-name="Preformatted_20_Text"><text:s text:c="8"/>return self.radius * self.radius * pi</text:p>
      <text:p text:style-name="Preformatted_20_Text"/>
      <text:p text:style-name="Preformatted_20_Text">class Point: <text:s text:c="3"/># In Python 2, use: class Point(object):</text:p>
      <text:p text:style-name="Preformatted_20_Text"><text:s text:c="4"/>"""A Point instance models a 2D point with x and y coordinates"""</text:p>
      <text:p text:style-name="Preformatted_20_Text"/>
      <text:p text:style-name="Preformatted_20_Text"><text:s text:c="4"/>def __init__(self, x=0, y=0):</text:p>
      <text:p text:style-name="Preformatted_20_Text"><text:s text:c="8"/>"""Constructor, which creates the instance variables x and y with default of (0,0)"""</text:p>
      <text:p text:style-name="Preformatted_20_Text"><text:s text:c="8"/>self.x = x</text:p>
      <text:p text:style-name="Preformatted_20_Text"><text:s text:c="8"/>self.y = y</text:p>
      <text:p text:style-name="Preformatted_20_Text"/>
      <text:p text:style-name="Preformatted_20_Text"><text:s text:c="4"/>def __str__(self):</text:p>
      <text:p text:style-name="Preformatted_20_Text"><text:s text:c="8"/>"""Return a descriptive string for this instance"""</text:p>
      <text:p text:style-name="Preformatted_20_Text"><text:s text:c="8"/>return '(%.2f, %.2f)' % (self.x, self.y)</text:p>
      <text:p text:style-name="Preformatted_20_Text"><text:s text:c="8"/></text:p>
      <text:p text:style-name="Preformatted_20_Text"><text:s text:c="4"/>def __repr__(self):</text:p>
      <text:p text:style-name="Preformatted_20_Text"><text:soft-page-break/><text:s text:c="8"/>"""Return a command string to re-create this instance"""</text:p>
      <text:p text:style-name="Preformatted_20_Text"><text:s text:c="8"/>return 'Point(x=%f, y=%f)' % (self.x, self.y)</text:p>
      <text:p text:style-name="Preformatted_20_Text"><text:s text:c="8"/></text:p>
      <text:p text:style-name="Preformatted_20_Text"><text:s text:c="4"/>def __add__(self, right):</text:p>
      <text:p text:style-name="Preformatted_20_Text"><text:s text:c="8"/>"""Override the '+' operator: create and return a new instance"""</text:p>
      <text:p text:style-name="Preformatted_20_Text"><text:s text:c="8"/>p = Point(self.x + right.x, self.y + right.y)</text:p>
      <text:p text:style-name="Preformatted_20_Text"><text:s text:c="8"/>return p</text:p>
      <text:p text:style-name="Preformatted_20_Text"/>
      <text:p text:style-name="Preformatted_20_Text"><text:s text:c="4"/>def __mul__(self, factor):</text:p>
      <text:p text:style-name="Preformatted_20_Text"><text:s text:c="8"/>"""Override the '*' operator: modify and return this instance"""</text:p>
      <text:p text:style-name="Preformatted_20_Text"><text:s text:c="8"/>self.x *= factor</text:p>
      <text:p text:style-name="Preformatted_20_Text"><text:s text:c="8"/>self.y *= factor</text:p>
      <text:p text:style-name="Preformatted_20_Text"><text:s text:c="8"/>return self</text:p>
      <text:p text:style-name="Preformatted_20_Text"/>
      <text:p text:style-name="Preformatted_20_Text"># Test</text:p>
      <text:p text:style-name="Preformatted_20_Text">if __name__ == '__main__':</text:p>
      <text:p text:style-name="Preformatted_20_Text"><text:s text:c="4"/>p1 = Point()</text:p>
      <text:p text:style-name="Preformatted_20_Text"><text:s text:c="4"/>print(p1) <text:s text:c="5"/># (0.00, 0.00)</text:p>
      <text:p text:style-name="Preformatted_20_Text"><text:s text:c="4"/>p1.x = 5</text:p>
      <text:p text:style-name="Preformatted_20_Text"><text:s text:c="4"/>p1.y = 6</text:p>
      <text:p text:style-name="Preformatted_20_Text"><text:s text:c="4"/>print(p1) <text:s text:c="5"/># (5.00, 6.00)</text:p>
      <text:p text:style-name="Preformatted_20_Text"><text:s text:c="4"/>p2 = Point(3, 4)</text:p>
      <text:p text:style-name="Preformatted_20_Text"><text:s text:c="4"/>print(p2) <text:s text:c="5"/># (3.00, 4.00)</text:p>
      <text:p text:style-name="Preformatted_20_Text"><text:s text:c="4"/>print(p1 + p2) # (8.00, 10.00) Same as p1.__add__(p2)</text:p>
      <text:p text:style-name="Preformatted_20_Text"><text:s text:c="4"/>print(p1) <text:s text:c="5"/># (5.00, 6.00) No change</text:p>
      <text:p text:style-name="Preformatted_20_Text"><text:s text:c="4"/>print(p2 * 3) <text:s/># (9.00, 12.00) Same as p1.__mul__(p2)</text:p>
      <text:p text:style-name="Preformatted_20_Text"><text:s text:c="4"/>print(p2) <text:s text:c="5"/># (9.00, 12.00) Changed</text:p>
      <text:p text:style-name="Preformatted_20_Text"/>
      <text:p text:style-name="Preformatted_20_Text"/>
      <text:p text:style-name="P7">b) class and instance variables</text:p>
      <text:p text:style-name="P7"/>
      <text:p text:style-name="P28"/>
      <text:p text:style-name="P28"/>
      <text:p text:style-name="P28"/>
      <text:p text:style-name="P9"><text:span text:style-name="T1">class </text:span>Employee:</text:p>
      <text:p text:style-name="P10"><text:s text:c="4"/><text:span text:style-name="T3">num_of_empls = </text:span><text:span text:style-name="T5">0</text:span></text:p>
      <text:p text:style-name="P10"><text:span text:style-name="T4"><text:s text:c="4"/></text:span><text:span text:style-name="T3">raise_amount = </text:span><text:span text:style-name="T5">1.04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):</text:span></text:p>
      <text:p text:style-name="P10"><text:s text:c="8"/><text:span text:style-name="T7">self</text:span><text:span text:style-name="T3">.first = first</text:span></text:p>
      <text:p text:style-name="P10"><text:s text:c="8"/><text:span text:style-name="T7">self</text:span><text:span text:style-name="T3">.last <text:s/>= last</text:span></text:p>
      <text:p text:style-name="P10"><text:s text:c="8"/><text:span text:style-name="T7">self</text:span><text:span text:style-name="T3">.pay <text:s text:c="2"/>= pay</text:span></text:p>
      <text:p text:style-name="P10"><text:s text:c="8"/><text:span text:style-name="T3">Employee.num_of_empls += </text:span><text:span text:style-name="T5">1</text:span></text:p>
      <text:p text:style-name="P10"><text:span text:style-name="T4"><text:s text:c="8"/></text:span><text:span text:style-name="T14"># self.email = self.first + '.'+ self.last + '@gmail.com'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14"># add an attribute email to class, it is a getter.</text:span></text:p>
      <text:p text:style-name="P10"><text:span text:style-name="T13"><text:s text:c="4"/></text:span><text:span text:style-name="T2">def </text:span><text:span text:style-name="T8">email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.{}@gmail.com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2">def </text:span><text:span text:style-name="T6">__repr__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"Employee('{}', '{}', '{}')"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</text:span><text:span text:style-name="T2">, </text:span><text:span text:style-name="T7">self</text:span><text:span text:style-name="T3">.pay)</text:span></text:p>
      <text:p text:style-name="P10"><text:s text:c="4"/><text:span text:style-name="T14"># def fullname(self):</text:span></text:p>
      <text:p text:style-name="P15"><text:s text:c="4"/><text:span text:style-name="T3"># <text:s text:c="4"/>return '{} {}'.format(self.first, self.last)</text:span></text:p>
      <text:p text:style-name="P10"><text:span text:style-name="T13"><text:s text:c="4"/></text:span><text:span text:style-name="T16">@property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2">return </text:span><text:span text:style-name="T10">'{} {}'</text:span><text:span text:style-name="T3">.format(</text:span><text:span text:style-name="T7">self</text:span><text:span text:style-name="T3">.first</text:span><text:span text:style-name="T2">, </text:span><text:span text:style-name="T7">self</text:span><text:span text:style-name="T3">.last)</text:span></text:p>
      <text:p text:style-name="P10"><text:s text:c="4"/><text:span text:style-name="T16">@fullname.set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2">, </text:span><text:span text:style-name="T3">name):</text:span></text:p>
      <text:p text:style-name="P10"><text:s text:c="8"/><text:span text:style-name="T3">first</text:span><text:span text:style-name="T2">, </text:span><text:span text:style-name="T3">last = name.split(</text:span><text:span text:style-name="T10">' '</text:span><text:span text:style-name="T3">)</text:span></text:p>
      <text:p text:style-name="P10"><text:s text:c="8"/><text:span text:style-name="T7">self</text:span><text:span text:style-name="T3">.first = first</text:span></text:p>
      <text:p text:style-name="P10"><text:soft-page-break/><text:s text:c="8"/><text:span text:style-name="T7">self</text:span><text:span text:style-name="T3">.last <text:s/>= last</text:span></text:p>
      <text:p text:style-name="P10"><text:s text:c="4"/><text:span text:style-name="T16">@fullname.deleter</text:span></text:p>
      <text:p text:style-name="P10"><text:span text:style-name="T15"><text:s text:c="4"/></text:span><text:span text:style-name="T2">def </text:span><text:span text:style-name="T8">fullname</text:span><text:span text:style-name="T3">(</text:span><text:span text:style-name="T7">self</text:span><text:span text:style-name="T3">):</text:span></text:p>
      <text:p text:style-name="P10"><text:s text:c="8"/><text:span text:style-name="T12">print</text:span><text:span text:style-name="T3">(</text:span><text:span text:style-name="T10">'Delete Name!'</text:span><text:span text:style-name="T3">)</text:span></text:p>
      <text:p text:style-name="P10"><text:s text:c="8"/><text:span text:style-name="T7">self</text:span><text:span text:style-name="T3">.first = </text:span><text:span text:style-name="T2">None</text:span></text:p>
      <text:p text:style-name="P10"><text:span text:style-name="T1"><text:s text:c="8"/></text:span><text:span text:style-name="T7">self</text:span><text:span text:style-name="T3">.last <text:s/>= </text:span><text:span text:style-name="T2">None</text:span></text:p>
      <text:p text:style-name="P10"><text:span text:style-name="T1"><text:s text:c="4"/></text:span><text:span text:style-name="T2">def </text:span><text:span text:style-name="T8">apply_raise</text:span><text:span text:style-name="T3">(</text:span><text:span text:style-name="T7">self</text:span><text:span text:style-name="T3">):</text:span></text:p>
      <text:p text:style-name="P10"><text:s text:c="8"/><text:span text:style-name="T7">self</text:span><text:span text:style-name="T3">.pay = </text:span><text:span text:style-name="T12">int</text:span><text:span text:style-name="T3">(</text:span><text:span text:style-name="T7">self</text:span><text:span text:style-name="T3">.pay * </text:span><text:span text:style-name="T7">self</text:span><text:span text:style-name="T3">.raise_amount)</text:span></text:p>
      <text:p text:style-name="P10"><text:s text:c="4"/><text:span text:style-name="T2">def </text:span><text:span text:style-name="T6">__add__</text:span><text:span text:style-name="T3">(</text:span><text:span text:style-name="T7">self</text:span><text:span text:style-name="T2">, </text:span><text:span text:style-name="T3">other):</text:span></text:p>
      <text:p text:style-name="P10"><text:s text:c="8"/><text:span text:style-name="T2">pass</text:span></text:p>
      <text:p text:style-name="P10"><text:span text:style-name="T1"><text:s text:c="4"/></text:span><text:span text:style-name="T16">@classmethod</text:span></text:p>
      <text:p text:style-name="P10"><text:span text:style-name="T15"><text:s text:c="4"/></text:span><text:span text:style-name="T2">def </text:span><text:span text:style-name="T8">set_raise_amount</text:span><text:span text:style-name="T3">(</text:span><text:span text:style-name="T7">cls</text:span><text:span text:style-name="T2">, </text:span><text:span text:style-name="T3">amount):</text:span></text:p>
      <text:p text:style-name="P10"><text:s text:c="8"/><text:span text:style-name="T7">cls</text:span><text:span text:style-name="T3">.raise_amount = amount</text:span></text:p>
      <text:p text:style-name="P10"><text:s text:c="4"/><text:span text:style-name="T16">@classmethod</text:span></text:p>
      <text:p text:style-name="P10"><text:span text:style-name="T15"><text:s text:c="4"/></text:span><text:span text:style-name="T2">def </text:span><text:span text:style-name="T8">from_string</text:span><text:span text:style-name="T3">(</text:span><text:span text:style-name="T7">cls</text:span><text:span text:style-name="T2">, </text:span><text:span text:style-name="T3">emp_str):</text:span></text:p>
      <text:p text:style-name="P10"><text:s text:c="8"/><text:span text:style-name="T18">"""Alternative constructor for class"""</text:span></text:p>
      <text:p text:style-name="P10"><text:span text:style-name="T17"><text:s text:c="8"/></text:span><text:span text:style-name="T3">first</text:span><text:span text:style-name="T2">, </text:span><text:span text:style-name="T3">last</text:span><text:span text:style-name="T2">, </text:span><text:span text:style-name="T3">pay = emp_str.split(</text:span><text:span text:style-name="T10">'-'</text:span><text:span text:style-name="T3">)</text:span></text:p>
      <text:p text:style-name="P10"><text:s text:c="8"/><text:span text:style-name="T2">return </text:span><text:span text:style-name="T7">cls</text:span><text:span text:style-name="T3">(first</text:span><text:span text:style-name="T2">, </text:span><text:span text:style-name="T3">last</text:span><text:span text:style-name="T2">, </text:span><text:span text:style-name="T12">int</text:span><text:span text:style-name="T3">(pay))</text:span></text:p>
      <text:p text:style-name="P10"><text:s text:c="4"/><text:span text:style-name="T16">@staticmethod</text:span></text:p>
      <text:p text:style-name="P10"><text:span text:style-name="T15"><text:s text:c="4"/></text:span><text:span text:style-name="T2">def </text:span><text:span text:style-name="T8">is_workday</text:span><text:span text:style-name="T3">(day):</text:span></text:p>
      <text:p text:style-name="P10"><text:s text:c="8"/><text:span text:style-name="T2">if </text:span><text:span text:style-name="T3">day.weekday() == </text:span><text:span text:style-name="T5">5 </text:span><text:span text:style-name="T2">or </text:span><text:span text:style-name="T3">day.weekday() == </text:span><text:span text:style-name="T5">6</text:span><text:span text:style-name="T3">:</text:span></text:p>
      <text:p text:style-name="P10"><text:s text:c="12"/><text:span text:style-name="T2">return False</text:span></text:p>
      <text:p text:style-name="P16"><text:s text:c="8"/><text:span text:style-name="T3">return True</text:span></text:p>
      <text:p text:style-name="P8"><text:span text:style-name="T1">class </text:span>Developer(Employee):</text:p>
      <text:p text:style-name="P10"><text:s text:c="4"/><text:span text:style-name="T3">raise_amount = </text:span><text:span text:style-name="T5">2.0</text:span></text:p>
      <text:p text:style-name="P10"><text:span text:style-name="T4"><text:s text:c="4"/></text:span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prog_lang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7">self</text:span><text:span text:style-name="T3">.prog_lang = prog_lang</text:span></text:p>
      <text:p text:style-name="P8"><text:span text:style-name="T1">class </text:span>Manager(Employee):</text:p>
      <text:p text:style-name="P10"><text:s text:c="4"/><text:span text:style-name="T2">def </text:span><text:span text:style-name="T6">__init__</text:span><text:span text:style-name="T3">(</text:span><text:span text:style-name="T7">self</text:span><text:span text:style-name="T2">, </text:span><text:span text:style-name="T3">first</text:span><text:span text:style-name="T2">, </text:span><text:span text:style-name="T3">last</text:span><text:span text:style-name="T2">, </text:span><text:span text:style-name="T3">pay</text:span><text:span text:style-name="T2">, </text:span><text:span text:style-name="T3">employees = </text:span><text:span text:style-name="T2">None</text:span><text:span text:style-name="T3">):</text:span></text:p>
      <text:p text:style-name="P10"><text:s text:c="8"/><text:span text:style-name="T12">super</text:span><text:span text:style-name="T3">().</text:span><text:span text:style-name="T6">__init__</text:span><text:span text:style-name="T3">(first</text:span><text:span text:style-name="T2">, </text:span><text:span text:style-name="T3">last</text:span><text:span text:style-name="T2">, </text:span><text:span text:style-name="T3">pay)</text:span></text:p>
      <text:p text:style-name="P10"><text:s text:c="8"/><text:span text:style-name="T2">if </text:span><text:span text:style-name="T3">employees == </text:span><text:span text:style-name="T2">None</text:span><text:span text:style-name="T3">:</text:span></text:p>
      <text:p text:style-name="P10"><text:s text:c="12"/><text:span text:style-name="T7">self</text:span><text:span text:style-name="T3">.employees = []</text:span></text:p>
      <text:p text:style-name="P10"><text:s text:c="8"/><text:span text:style-name="T2">else</text:span><text:span text:style-name="T3">:</text:span></text:p>
      <text:p text:style-name="P10"><text:s text:c="12"/><text:span text:style-name="T7">self</text:span><text:span text:style-name="T3">.employees = employees</text:span></text:p>
      <text:p text:style-name="P10"><text:s text:c="4"/><text:span text:style-name="T2">def </text:span><text:span text:style-name="T8">add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not in </text:span><text:span text:style-name="T7">self</text:span><text:span text:style-name="T3">.employees:</text:span></text:p>
      <text:p text:style-name="P10"><text:s text:c="12"/><text:span text:style-name="T7">self</text:span><text:span text:style-name="T3">.employees.append(emp)</text:span></text:p>
      <text:p text:style-name="P10"><text:s text:c="4"/><text:span text:style-name="T2">def </text:span><text:span text:style-name="T8">remove_emp</text:span><text:span text:style-name="T3">(</text:span><text:span text:style-name="T7">self</text:span><text:span text:style-name="T2">, </text:span><text:span text:style-name="T3">emp):</text:span></text:p>
      <text:p text:style-name="P10"><text:s text:c="8"/><text:span text:style-name="T2">if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7">self</text:span><text:span text:style-name="T3">.employees.remove(emp)</text:span></text:p>
      <text:p text:style-name="P10"><text:s text:c="4"/><text:span text:style-name="T2">def </text:span><text:span text:style-name="T8">print_emps</text:span><text:span text:style-name="T3">(</text:span><text:span text:style-name="T7">self</text:span><text:span text:style-name="T3">):</text:span></text:p>
      <text:p text:style-name="P10"><text:s text:c="8"/><text:span text:style-name="T2">for </text:span><text:span text:style-name="T3">emp </text:span><text:span text:style-name="T2">in </text:span><text:span text:style-name="T7">self</text:span><text:span text:style-name="T3">.employees:</text:span></text:p>
      <text:p text:style-name="P10"><text:s text:c="12"/><text:span text:style-name="T12">print</text:span><text:span text:style-name="T3">(emp.fullname</text:span><text:span text:style-name="T2">, </text:span><text:span text:style-name="T19">end</text:span><text:span text:style-name="T3">=</text:span><text:span text:style-name="T10">', '</text:span><text:span text:style-name="T3">)</text:span></text:p>
      <text:p text:style-name="P10"><text:s text:c="8"/><text:span text:style-name="T12">print</text:span><text:span text:style-name="T3">(</text:span><text:span text:style-name="T10">''</text:span><text:span text:style-name="T3">)</text:span></text:p>
      <text:p text:style-name="P8">emp_1 = Employee(<text:span text:style-name="T9">'Hoan'</text:span><text:span text:style-name="T1">, </text:span><text:span text:style-name="T9">'Do'</text:span><text:span text:style-name="T1">, </text:span><text:span text:style-name="T4">50000</text:span>)</text:p>
      <text:p text:style-name="P8"><text:span text:style-name="T11">print</text:span>(emp_1)</text:p>
      <text:p text:style-name="P8">emp_2 = Employee(<text:span text:style-name="T9">'Tham'</text:span><text:span text:style-name="T1">, </text:span><text:span text:style-name="T9">'Nguyen'</text:span><text:span text:style-name="T1">, </text:span><text:span text:style-name="T4">6000</text:span>)</text:p>
      <text:p text:style-name="P8">emp_3 = Employee.from_string(<text:span text:style-name="T9">'Phu-Do-40000'</text:span>)</text:p>
      <text:p text:style-name="P8">emp_4 = Developer(<text:span text:style-name="T9">'Moshe'</text:span><text:span text:style-name="T1">, </text:span><text:span text:style-name="T9">'Maths'</text:span><text:span text:style-name="T1">, </text:span><text:span text:style-name="T4">40000</text:span><text:span text:style-name="T1">, </text:span><text:span text:style-name="T9">'Python'</text:span>)</text:p>
      <text:p text:style-name="P8"><text:span text:style-name="T11">print</text:span>(emp_1.raise_amount)</text:p>
      <text:p text:style-name="P8"><text:span text:style-name="T11">print</text:span>(emp_2.raise_amount)</text:p>
      <text:p text:style-name="P8">emp_1.raise_amount = <text:span text:style-name="T4">1.05</text:span></text:p>
      <text:p text:style-name="P8"><text:span text:style-name="T11">print</text:span>(emp_1.raise_amount)</text:p>
      <text:p text:style-name="P8"><text:span text:style-name="T11">print</text:span>(emp_2.raise_amount)</text:p>
      <text:p text:style-name="P8"><text:soft-page-break/><text:span text:style-name="T11">print</text:span>(Employee.num_of_empls)</text:p>
      <text:p text:style-name="P14"># Test raise amount</text:p>
      <text:p text:style-name="P8"><text:span text:style-name="T11">print</text:span>(<text:span text:style-name="T9">'Apply raise amount:'</text:span>)</text:p>
      <text:p text:style-name="P8"><text:span text:style-name="T11">print</text:span>(emp_3.pay)</text:p>
      <text:p text:style-name="P8">emp_3.apply_raise()</text:p>
      <text:p text:style-name="P8"><text:span text:style-name="T11">print</text:span>(emp_3.pay)</text:p>
      <text:p text:style-name="P8"><text:span text:style-name="T11">print</text:span>(emp_4.pay)</text:p>
      <text:p text:style-name="P8">emp_4.apply_raise()</text:p>
      <text:p text:style-name="P8"><text:span text:style-name="T11">print</text:span>(emp_4.pay)</text:p>
      <text:p text:style-name="P14"># test Manager</text:p>
      <text:p text:style-name="P8">mgr_1 = Manager(<text:span text:style-name="T9">'Hoan'</text:span><text:span text:style-name="T1">, </text:span><text:span text:style-name="T9">'Do'</text:span><text:span text:style-name="T1">, </text:span><text:span text:style-name="T4">200000</text:span><text:span text:style-name="T1">, </text:span>[emp_1<text:span text:style-name="T1">, </text:span>emp_2])</text:p>
      <text:p text:style-name="P8">mgr_1.print_emps()</text:p>
      <text:p text:style-name="P8"><text:span text:style-name="T11">print</text:span>(mgr_1.fullname)</text:p>
      <text:p text:style-name="P8">mgr_1.fullname = <text:span text:style-name="T9">'New Name'</text:span></text:p>
      <text:p text:style-name="P8"><text:span text:style-name="T11">print</text:span>(mgr_1.fullname)</text:p>
      <text:p text:style-name="P8"><text:span text:style-name="T1">del </text:span>mgr_1.fullname</text:p>
      <text:p text:style-name="P24">#print(help(Developer))</text:p>
      <text:p text:style-name="P3">c) delete a class</text:p>
      <text:p text:style-name="P3"/>
      <text:p text:style-name="P23"><text:span text:style-name="T24">class</text:span> <text:span text:style-name="T26">Point</text:span><text:span text:style-name="T27">:</text:span></text:p>
      <text:p text:style-name="Standard"><text:s text:c="3"/><text:span text:style-name="T25">def</text:span><text:span text:style-name="T29"> __init__</text:span><text:span text:style-name="T28">(</text:span><text:span text:style-name="T29"> </text:span><text:span text:style-name="T25">self</text:span><text:span text:style-name="T28">,</text:span><text:span text:style-name="T29"> x</text:span><text:span text:style-name="T28">=</text:span><text:span text:style-name="T30">0</text:span><text:span text:style-name="T28">,</text:span><text:span text:style-name="T29"> y</text:span><text:span text:style-name="T28">=</text:span><text:span text:style-name="T30">0</text:span><text:span text:style-name="T28">):</text:span></text:p>
      <text:p text:style-name="Standard"><text:s text:c="6"/><text:span text:style-name="T25">self</text:span><text:span text:style-name="T28">.</text:span><text:span text:style-name="T29">x </text:span><text:span text:style-name="T28">=</text:span><text:span text:style-name="T29"> x</text:span></text:p>
      <text:p text:style-name="Standard"><text:s text:c="6"/><text:span text:style-name="T25">self</text:span><text:span text:style-name="T28">.</text:span><text:span text:style-name="T29">y </text:span><text:span text:style-name="T28">=</text:span><text:span text:style-name="T29"> y</text:span></text:p>
      <text:p text:style-name="Standard"><text:s text:c="3"/><text:span text:style-name="T25">def</text:span><text:span text:style-name="T29"> __del__</text:span><text:span text:style-name="T28">(</text:span><text:span text:style-name="T25">self</text:span><text:span text:style-name="T28">):</text:span></text:p>
      <text:p text:style-name="Standard"><text:s text:c="6"/><text:span text:style-name="T29">class_name </text:span><text:span text:style-name="T28">=</text:span><text:span text:style-name="T29"> </text:span><text:span text:style-name="T25">self</text:span><text:span text:style-name="T28">.</text:span><text:span text:style-name="T29">__class__</text:span><text:span text:style-name="T28">.</text:span><text:span text:style-name="T29">__name__</text:span></text:p>
      <text:p text:style-name="Standard"><text:s text:c="6"/><text:span text:style-name="T25">print</text:span><text:span text:style-name="T29"> class_name</text:span><text:span text:style-name="T28">,</text:span><text:span text:style-name="T29"> </text:span><text:span text:style-name="T31">"destroyed"</text:span></text:p>
      <text:p text:style-name="Standard"/>
      <text:p text:style-name="Standard">pt1 <text:span text:style-name="T27">=</text:span> <text:span text:style-name="T26">Point</text:span><text:span text:style-name="T27">()</text:span></text:p>
      <text:p text:style-name="Standard">pt2 <text:span text:style-name="T27">=</text:span> pt1</text:p>
      <text:p text:style-name="Standard">pt3 <text:span text:style-name="T27">=</text:span> pt1</text:p>
      <text:p text:style-name="Standard"><text:span text:style-name="T24">print</text:span> id<text:span text:style-name="T27">(</text:span>pt1<text:span text:style-name="T27">),</text:span> id<text:span text:style-name="T27">(</text:span>pt2<text:span text:style-name="T27">),</text:span> id<text:span text:style-name="T27">(</text:span>pt3<text:span text:style-name="T27">)</text:span> <text:span text:style-name="T32"># prints the ids of the obejcts</text:span></text:p>
      <text:p text:style-name="Standard"><text:span text:style-name="T24">del</text:span> pt1</text:p>
      <text:p text:style-name="Standard"><text:span text:style-name="T24">del</text:span> pt2</text:p>
      <text:p text:style-name="Standard"><text:span text:style-name="T24">del</text:span> pt3</text:p>
      <text:p text:style-name="P6"/>
      <text:p text:style-name="P1"/>
      <text:p text:style-name="P1">10. Sort function</text:p>
      <text:p text:style-name="P2">a) Sort a list</text:p>
      <text:p text:style-name="P4">li = [-5, -6, 1, 2]</text:p>
      <text:p text:style-name="P4">s_lt = sorted(li)</text:p>
      <text:p text:style-name="P4"># sort by abs value</text:p>
      <text:p text:style-name="P4">s_lt = sorted(li, key = abs)</text:p>
      <text:p text:style-name="P4"/>
      <text:p text:style-name="P5">b) sort a class</text:p>
      <text:p text:style-name="P5"/>
      <text:p text:style-name="P20">class Employee:</text:p>
      <text:p text:style-name="P20"><text:tab/>def __init__(self, name, age, salary):</text:p>
      <text:p text:style-name="P20">self.name = name</text:p>
      <text:p text:style-name="P20">self.age = age</text:p>
      <text:p text:style-name="P20">self.salary = salary</text:p>
      <text:p text:style-name="P20"/>
      <text:p text:style-name="P20">def __rep__(self):</text:p>
      <text:p text:style-name="P20">return ‘({}, {}, ${})’.format(self.name, self.age, self.salary)</text:p>
      <text:p text:style-name="P20"/>
      <text:p text:style-name="P21"><text:soft-page-break/>def e_sort(emp):</text:p>
      <text:p text:style-name="P21"><text:tab/>return emp.age</text:p>
      <text:p text:style-name="P21"/>
      <text:p text:style-name="P20">e1 = Employee(‘Hoan’, 23, 200)</text:p>
      <text:p text:style-name="P20">e2 = Employee(‘Do‘, 25, 350)</text:p>
      <text:p text:style-name="P20">employees = [e1, e2]</text:p>
      <text:p text:style-name="P21">s_employees = sorted(<text:span text:style-name="T21">employees, </text:span>key = e_sort, <text:span text:style-name="T22">reverse = False</text:span>)</text:p>
      <text:p text:style-name="P22">s_employees = sorted(<text:span text:style-name="T21">employees, </text:span>key = <text:span text:style-name="T23">lambda e: e.name</text:span>, <text:span text:style-name="T22">reverse = False</text:span>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2:31:33.290262364</dc:date>
    <meta:editing-duration>PT3H22M15S</meta:editing-duration>
    <meta:editing-cycles>24</meta:editing-cycles>
    <meta:generator>LibreOffice/5.4.2.2.0$Linux_X86_64 LibreOffice_project/40$Build-2</meta:generator>
    <meta:document-statistic meta:table-count="0" meta:image-count="0" meta:object-count="0" meta:page-count="7" meta:paragraph-count="307" meta:word-count="1540" meta:character-count="10506" meta:non-whitespace-character-count="8291"/>
  </office:meta>
</office:document-meta>
</file>